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Arial1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0.914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2.3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outline1">
      <style:graphic-properties draw:auto-grow-height="true" fo:min-height="12.1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outline1">
      <style:graphic-properties fo:min-height="12.18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3.75cm" style:use-optimal-column-width="false"/>
    </style:style>
    <style:style style:name="ro1" style:family="table-row">
      <style:table-row-properties style:row-height="1.489cm" style:use-optimal-row-height="false"/>
    </style:style>
    <style:style style:name="ro2" style:family="table-row">
      <style:table-row-properties style:row-height="1.249cm" style:use-optimal-row-height="false"/>
    </style:style>
    <style:style style:name="ro3" style:family="table-row">
      <style:table-row-properties style:row-height="3.442cm" style:use-optimal-row-height="false"/>
    </style:style>
    <style:style style:name="ce1" style:family="table-cell">
      <loext:graphic-properties draw:fill="none"/>
      <style:paragraph-properties fo:border="0.03pt solid #000000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Courier New"/>
    </style:style>
    <style:style style:name="T6" style:family="text">
      <style:text-properties style:font-name="Arial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t: Modelle</text:p>
          </draw:text-box>
        </draw:frame>
        <draw:frame presentation:style-name="pr2" draw:text-style-name="P1" draw:layer="layout" svg:width="12.297cm" svg:height="12.18cm" svg:x="1.4cm" svg:y="4.914cm" presentation:class="outline">
          <draw:text-box>
            <text:list text:style-name="L2">
              <text:list-item>
                <text:p xml:id="id7" text:id="id7"><text:span text:style-name="T1">Datenbank-Modell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p><text:span text:style-name="T1"/></text:p>
              </text:list-item>
            </text:list>
          </draw:text-box>
        </draw:frame>
        <draw:g xml:id="id8" draw:id="id8">
          <draw:custom-shape draw:style-name="gr1" draw:text-style-name="P3" xml:id="id2" draw:id="id2" draw:layer="layout" svg:width="2.5cm" svg:height="1.5cm" svg:x="3.5cm" svg:y="8.8cm">
            <text:p text:style-name="P2"><text:span text:style-name="T2">cha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1" draw:id="id1" draw:layer="layout" svg:width="2cm" svg:height="1.5cm" svg:x="1cm" svg:y="6.3cm">
            <text:p text:style-name="P2"><text:span text:style-name="T3">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2.707cm" svg:y1="7.581cm" svg:x2="3.5cm" svg:y2="9.55cm" draw:start-shape="id1" draw:start-glue-point="9" draw:end-shape="id2" svg:d="M2707 7581l793 1969" svg:viewBox="0 0 794 1970">
            <text:p/>
          </draw:connector>
          <draw:custom-shape draw:style-name="gr2" draw:text-style-name="P6" xml:id="id3" draw:id="id3" draw:layer="layout" svg:width="2cm" svg:height="1.5cm" svg:x="6cm" svg:y="6.8cm">
            <text:p text:style-name="P2"><text:span text:style-name="T4">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xml:id="id4" draw:id="id4" draw:layer="layout" svg:width="4cm" svg:height="1.5cm" svg:x="7cm" svg:y="8.8cm">
            <text:p text:style-name="P2"><text:span text:style-name="T4">nickna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xml:id="id5" draw:id="id5" draw:layer="layout" svg:width="4cm" svg:height="1.5cm" svg:x="6.5cm" svg:y="11.3cm">
            <text:p text:style-name="P2"><text:span text:style-name="T4">nachrich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xml:id="id6" draw:id="id6" draw:layer="layout" svg:width="4cm" svg:height="1.5cm" svg:x="1.5cm" svg:y="11.3cm">
            <text:p text:style-name="P2"><text:span text:style-name="T4">ze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6.293cm" svg:y1="8.081cm" svg:x2="4.75cm" svg:y2="8.8cm" draw:start-shape="id3" draw:start-glue-point="7" draw:end-shape="id2" draw:end-glue-point="0" svg:d="M6293 8081l-1543 719" svg:viewBox="0 0 1544 720">
            <text:p/>
          </draw:connector>
          <draw:connector draw:style-name="gr3" draw:text-style-name="P5" draw:layer="layout" draw:type="line" svg:x1="7cm" svg:y1="9.55cm" svg:x2="6cm" svg:y2="9.55cm" draw:start-shape="id4" draw:start-glue-point="6" draw:end-shape="id2" draw:end-glue-point="1" svg:d="M7000 9550h-1000" svg:viewBox="0 0 1001 1">
            <text:p/>
          </draw:connector>
          <draw:connector draw:style-name="gr3" draw:text-style-name="P5" draw:layer="layout" draw:type="line" svg:x1="6.5cm" svg:y1="12.05cm" svg:x2="4.75cm" svg:y2="10.3cm" draw:start-shape="id5" draw:start-glue-point="6" draw:end-shape="id2" draw:end-glue-point="2" svg:d="M6500 12050l-1750-1750" svg:viewBox="0 0 1751 1751">
            <text:p/>
          </draw:connector>
          <draw:connector draw:style-name="gr3" draw:text-style-name="P5" draw:layer="layout" draw:type="line" svg:x1="3.5cm" svg:y1="11.3cm" svg:x2="4.75cm" svg:y2="10.3cm" draw:start-shape="id6" draw:start-glue-point="4" draw:end-shape="id2" draw:end-glue-point="2" svg:d="M3500 11300l1250-1000" svg:viewBox="0 0 1251 1001">
            <text:p/>
          </draw:connector>
        </draw:g>
        <draw:frame presentation:style-name="pr2" draw:layer="layout" svg:width="12.297cm" svg:height="12.18cm" svg:x="14.313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xml:id="id10" draw:id="id10" draw:layer="layout" svg:width="13.749cm" svg:height="6.553cm" svg:x="13.437cm" svg:y="6.71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Datenbank</text:p>
              </table:table-cell>
            </table:table-row>
            <table:table-row table:style-name="ro2">
              <table:table-cell table:style-name="ce1">
                <text:p>- connector: DatabaseConnector</text:p>
              </table:table-cell>
            </table:table-row>
            <table:table-row table:style-name="ro3">
              <table:table-cell table:style-name="ce1">
                <text:p>+ Datenbank()</text:p>
                <text:p>+ nachrichtSenden(pCode: String, <text:line-break/> <text:s text:c="21"/>pIdVon: int, pNachricht: String)</text:p>
                <text:p>+ nachrichtAbrufen(pCode: String, pIdVon)</text:p>
                <text:p>+ istSchonDa(pNick: String, pCode: String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3.5cm" svg:height="1.119cm" svg:x="14cm" svg:y="4.8cm">
          <draw:text-box>
            <text:list text:style-name="L1">
              <text:list-item>
                <text:p xml:id="id9" text:id="id9"><text:span text:style-name="T1"><text:s/></text:span><text:span text:style-name="T1">Klasse Datenban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nweise zum Programmieren</text:p>
          </draw:text-box>
        </draw:frame>
        <draw:frame presentation:style-name="pr4" draw:layer="layout" svg:width="26.6cm" svg:height="12.18cm" svg:x="1.4cm" svg:y="4.914cm" presentation:class="outline" presentation:user-transformed="true">
          <draw:text-box>
            <text:list text:style-name="L2">
              <text:list-item>
                <text:p xml:id="id11" text:id="id11">Methode nachrichtSenden:</text:p>
                <text:list>
                  <text:list-item>
                    <text:p xml:id="id12" text:id="id12">SQL INSERT recherchieren!</text:p>
                  </text:list-item>
                  <text:list-item>
                    <text:p xml:id="id13" text:id="id13">Ein Beispiel nehmen und in Java einbauen.</text:p>
                  </text:list-item>
                  <text:list-item>
                    <text:p xml:id="id14" text:id="id14">Leerzeichen + Anführungszeichen!!!<text:line-break/><text:line-break/><text:span text:style-name="T5">" AND h.name = '" + pDarsteller + "' "+</text:span></text:p>
                  </text:list-item>
                  <text:list-item>
                    <text:p xml:id="id15" text:id="id15"><text:span text:style-name="T6">SQL-Statement ausgeben (=Kontrolle! )</text:span><text:span text:style-name="T5">System.out.println(sqlStatement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Arial1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27M25S</meta:editing-duration>
    <meta:editing-cycles>9</meta:editing-cycles>
    <meta:generator>LibreOffice/7.1.5.2$Windows_X86_64 LibreOffice_project/85f04e9f809797b8199d13c421bd8a2b025d52b5</meta:generator>
    <dc:date>2024-12-28T15:05:20.163000000</dc:date>
    <meta:document-statistic meta:object-count="44"/>
  </office:meta>
</office:document-meta>
</file>